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6C0000015D1346DF6F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222cm" svg:height="15.886cm" svg:x="0cm" svg:y="0cm">
          <draw:image xlink:href="Pictures/100002010000026C0000015D1346DF6F.png" xlink:type="simple" xlink:show="embed" xlink:actuate="onLoad">
            <text:p/>
          </draw:image>
        </draw:frame>
        <draw:ellipse draw:style-name="gr2" draw:text-style-name="P2" draw:layer="layout" svg:width="4.3cm" svg:height="2.4cm" svg:x="4.5cm" svg:y="8.7cm">
          <text:p text:style-name="P1"><text:span text:style-name="T1">STD_PUSHBT_MOINS</text:span></text:p>
          <text:p text:style-name="P1"><text:span text:style-name="T1">EMB_SCR&lt;1&gt;_SCROLLUP</text:span></text:p>
        </draw:ellipse>
        <draw:ellipse draw:style-name="gr2" draw:text-style-name="P1" draw:layer="layout" svg:width="4.3cm" svg:height="2.4cm" svg:x="9cm" svg:y="8.8cm">
          <text:p text:style-name="P1"><text:span text:style-name="T1">STD_PUSHBT_PLUS</text:span></text:p>
          <text:p text:style-name="P1"><text:span text:style-name="T1">EMB_SCR&lt;1&gt;_SCROLLDOWN</text:span></text:p>
        </draw:ellipse>
        <draw:ellipse draw:style-name="gr2" draw:text-style-name="P1" draw:layer="layout" svg:width="4.3cm" svg:height="2.4cm" svg:x="14.1cm" svg:y="9.2cm">
          <text:p text:style-name="P1"><text:span text:style-name="T1">STD_PUSHBT_BACK</text:span></text:p>
          <text:p text:style-name="P1"><text:span text:style-name="T1">EMB_SCR&lt;1&gt;_BACK</text:span></text:p>
        </draw:ellipse>
        <draw:ellipse draw:style-name="gr2" draw:text-style-name="P1" draw:layer="layout" svg:width="5.2cm" svg:height="2.9cm" svg:x="20.2cm" svg:y="9.7cm">
          <text:p text:style-name="P1"><text:span text:style-name="T1">STD_PUSHBT_VALID</text:span></text:p>
          <text:p text:style-name="P1"><text:span text:style-name="T1">EMB_SCR&lt;1&gt;_VALID</text:span></text:p>
        </draw:ellipse>
        <draw:rect draw:style-name="gr2" draw:text-style-name="P1" draw:layer="layout" svg:width="16.2cm" svg:height="3.382cm" svg:x="6cm" svg:y="3.618cm">
          <text:p text:style-name="P1">DEF_EMB_SCR&lt;1&gt;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.222cm" fo:page-height="15.8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wéna LE YONDRE</meta:initial-creator>
    <meta:creation-date>2016-02-16T12:31:14</meta:creation-date>
    <dc:date>2016-02-16T12:45:15</dc:date>
    <dc:creator>Gwéna LE YONDRE</dc:creator>
    <meta:editing-duration>PT14M2S</meta:editing-duration>
    <meta:editing-cycles>11</meta:editing-cycles>
    <meta:generator>OpenOffice/4.1.2$Unix OpenOffice.org_project/412m3$Build-9782</meta:generator>
    <meta:document-statistic meta:object-count="6"/>
  </office:meta>
</office:document-meta>
</file>